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7.3087in" svg:height="5.1823in" svg:x="1.2839in" svg:y="1.5736in">
            <draw:object draw:notify-on-update-of-ranges="Sheet1.G1:Sheet1.G1 Sheet1.G2:Sheet1.G8 Sheet1.H1:Sheet1.H1 Sheet1.H2:Sheet1.H8 Sheet1.G1:Sheet1.G1 Sheet1.G2:Sheet1.G8 Sheet1.I1:Sheet1.I1 Sheet1.I2:Sheet1.I8 Sheet1.G1:Sheet1.G1 Sheet1.G2:Sheet1.G8 Sheet1.J1:Sheet1.J1 Sheet1.J2:Sheet1.J8 Sheet1.G1:Sheet1.G1 Sheet1.G2:Sheet1.G8 Sheet1.K1:Sheet1.K1 Sheet1.K2:Sheet1.K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1" table:default-cell-style-name="Default"/>
        <table:table-row table:style-name="ro1">
          <table:table-cell/>
          <table:table-cell office:value-type="string" calcext:value-type="string">
            <text:p>xm1, дел</text:p>
          </table:table-cell>
          <table:table-cell office:value-type="string" calcext:value-type="string">
            <text:p>xm2, мкм</text:p>
          </table:table-cell>
          <table:table-cell office:value-type="string" calcext:value-type="string">
            <text:p>xm3, мкм</text:p>
          </table:table-cell>
          <table:table-cell office:value-type="string" calcext:value-type="string">
            <text:p>xm4, мкм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f4</text:p>
          </table:table-cell>
        </table:table-row>
        <table:table-row table:style-name="ro1">
          <table:table-cell/>
          <table:table-cell office:value-type="float" office:value="277" calcext:value-type="float">
            <text:p>277</text:p>
          </table:table-cell>
          <table:table-cell office:value-type="float" office:value="619" calcext:value-type="float">
            <text:p>619</text:p>
          </table:table-cell>
          <table:table-cell table:number-columns-repeated="3"/>
          <table:table-cell office:value-type="float" office:value="-3" calcext:value-type="float">
            <text:p>-3</text:p>
          </table:table-cell>
          <table:table-cell table:formula="of:=[.B2]*4" office:value-type="float" office:value="1108" calcext:value-type="float">
            <text:p>1108</text:p>
          </table:table-cell>
          <table:table-cell table:formula="of:=[.C2]*4" office:value-type="float" office:value="2476" calcext:value-type="float">
            <text:p>2476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3" calcext:value-type="float">
            <text:p>243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220" calcext:value-type="float">
            <text:p>220</text:p>
          </table:table-cell>
          <table:table-cell/>
          <table:table-cell office:value-type="float" office:value="-2" calcext:value-type="float">
            <text:p>-2</text:p>
          </table:table-cell>
          <table:table-cell table:formula="of:=[.B3]*4" office:value-type="float" office:value="972" calcext:value-type="float">
            <text:p>972</text:p>
          </table:table-cell>
          <table:table-cell table:formula="of:=[.C3]*4" office:value-type="float" office:value="2220" calcext:value-type="float">
            <text:p>2220</text:p>
          </table:table-cell>
          <table:table-cell/>
          <table:table-cell table:formula="of:=[.E3] * 4" office:value-type="float" office:value="880" calcext:value-type="float">
            <text:p>880</text:p>
          </table:table-cell>
        </table:table-row>
        <table:table-row table:style-name="ro1">
          <table:table-cell/>
          <table:table-cell office:value-type="float" office:value="206" calcext:value-type="float">
            <text:p>206</text:p>
          </table:table-cell>
          <table:table-cell office:value-type="float" office:value="463" calcext:value-type="float">
            <text:p>463</text:p>
          </table:table-cell>
          <table:table-cell office:value-type="float" office:value="287" calcext:value-type="float">
            <text:p>287</text:p>
          </table:table-cell>
          <table:table-cell office:value-type="float" office:value="182" calcext:value-type="float">
            <text:p>182</text:p>
          </table:table-cell>
          <table:table-cell/>
          <table:table-cell office:value-type="float" office:value="-1" calcext:value-type="float">
            <text:p>-1</text:p>
          </table:table-cell>
          <table:table-cell table:formula="of:=[.B4]*4" office:value-type="float" office:value="824" calcext:value-type="float">
            <text:p>824</text:p>
          </table:table-cell>
          <table:table-cell table:formula="of:=[.C4]*4" office:value-type="float" office:value="1852" calcext:value-type="float">
            <text:p>1852</text:p>
          </table:table-cell>
          <table:table-cell table:formula="of:=[.D4]*4" office:value-type="float" office:value="1148" calcext:value-type="float">
            <text:p>1148</text:p>
          </table:table-cell>
          <table:table-cell table:formula="of:=[.E4] * 4" office:value-type="float" office:value="728" calcext:value-type="float">
            <text:p>728</text:p>
          </table:table-cell>
        </table:table-row>
        <table:table-row table:style-name="ro1">
          <table:table-cell/>
          <table:table-cell office:value-type="float" office:value="165" calcext:value-type="float">
            <text:p>165</text:p>
          </table:table-cell>
          <table:table-cell office:value-type="float" office:value="369" calcext:value-type="float">
            <text:p>369</text:p>
          </table:table-cell>
          <table:table-cell office:value-type="float" office:value="167" calcext:value-type="float">
            <text:p>167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5]*4" office:value-type="float" office:value="660" calcext:value-type="float">
            <text:p>660</text:p>
          </table:table-cell>
          <table:table-cell table:formula="of:=[.C5]*4" office:value-type="float" office:value="1476" calcext:value-type="float">
            <text:p>1476</text:p>
          </table:table-cell>
          <table:table-cell table:formula="of:=[.D5]*4" office:value-type="float" office:value="668" calcext:value-type="float">
            <text:p>668</text:p>
          </table:table-cell>
          <table:table-cell table:formula="of:=[.E5] * 4" office:value-type="float" office:value="548" calcext:value-type="float">
            <text:p>548</text:p>
          </table:table-cell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 office:value-type="float" office:value="270" calcext:value-type="float">
            <text:p>270</text:p>
          </table:table-cell>
          <table:table-cell office:value-type="float" office:value="18" calcext:value-type="float">
            <text:p>18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1" calcext:value-type="float">
            <text:p>1</text:p>
          </table:table-cell>
          <table:table-cell table:formula="of:=[.B6]*4" office:value-type="float" office:value="520" calcext:value-type="float">
            <text:p>520</text:p>
          </table:table-cell>
          <table:table-cell table:formula="of:=[.C6]*4" office:value-type="float" office:value="1080" calcext:value-type="float">
            <text:p>1080</text:p>
          </table:table-cell>
          <table:table-cell table:formula="of:=[.D6]*4" office:value-type="float" office:value="72" calcext:value-type="float">
            <text:p>72</text:p>
          </table:table-cell>
          <table:table-cell table:formula="of:=[.E6] * 4" office:value-type="float" office:value="392" calcext:value-type="float">
            <text:p>392</text:p>
          </table:table-cell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171" calcext:value-type="float">
            <text:p>171</text:p>
          </table:table-cell>
          <table:table-cell/>
          <table:table-cell office:value-type="float" office:value="49" calcext:value-type="float">
            <text:p>49</text:p>
          </table:table-cell>
          <table:table-cell/>
          <table:table-cell office:value-type="float" office:value="2" calcext:value-type="float">
            <text:p>2</text:p>
          </table:table-cell>
          <table:table-cell table:formula="of:=[.B7]*4" office:value-type="float" office:value="360" calcext:value-type="float">
            <text:p>360</text:p>
          </table:table-cell>
          <table:table-cell table:formula="of:=[.C7]*4" office:value-type="float" office:value="684" calcext:value-type="float">
            <text:p>684</text:p>
          </table:table-cell>
          <table:table-cell/>
          <table:table-cell table:formula="of:=[.E7] * 4" office:value-type="float" office:value="196" calcext:value-type="float">
            <text:p>196</text:p>
          </table:table-cell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float" office:value="78" calcext:value-type="float">
            <text:p>78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formula="of:=[.B8]*4" office:value-type="float" office:value="208" calcext:value-type="float">
            <text:p>208</text:p>
          </table:table-cell>
          <table:table-cell table:formula="of:=[.C8]*4" office:value-type="float" office:value="312" calcext:value-type="float">
            <text:p>312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28T12:19:28.080702592</meta:creation-date>
    <dc:date>2022-04-28T18:27:09.555567058</dc:date>
    <meta:editing-duration>PT2H25M32S</meta:editing-duration>
    <meta:editing-cycles>1</meta:editing-cycles>
    <meta:document-statistic meta:table-count="1" meta:cell-count="60" meta:object-count="1"/>
    <meta:generator>LibreOffice/7.3.2.2$Linux_X86_64 LibreOffice_project/454130fadb9a820d3728b86ccb63c8f359d70528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chart-properties chart:regression-name="" chart:regression-max-degree="2" chart:regression-force-intercept="false" chart:regression-intercept-value="0" chart:regression-period="2" loext:regression-extrapolate-forward="1" loext:regression-extrapolate-backward="1" chart:regression-type="linear"/>
      <style:graphic-properties svg:stroke-color="#004586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>
      <style:chart-properties chart:regression-name="" chart:regression-max-degree="2" chart:regression-force-intercept="false" chart:regression-intercept-value="0" chart:regression-period="2" loext:regression-extrapolate-forward="1" loext:regression-extrapolate-backward="1" chart:regression-type="linear"/>
      <style:graphic-properties svg:stroke-color="#ff420e"/>
    </style:style>
    <style:style style:name="ch14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5" style:family="chart">
      <style:chart-properties chart:regression-name="" chart:regression-max-degree="2" chart:regression-force-intercept="false" chart:regression-intercept-value="0" chart:regression-period="2" loext:regression-extrapolate-forward="3" loext:regression-extrapolate-backward="3" chart:regression-type="linear"/>
      <style:graphic-properties svg:stroke-color="#ffd320"/>
    </style:style>
    <style:style style:name="ch16" style:family="chart">
      <style:chart-properties chart:solid-type="cuboid" chart:symbol-type="named-symbol" chart:symbol-name="arrow-down" chart:symbol-width="0.25cm" chart:symbol-height="0.25cm"/>
    </style:style>
    <style:style style:name="ch17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8" style:family="chart">
      <style:chart-properties chart:regression-name="" chart:regression-max-degree="2" chart:regression-force-intercept="false" chart:regression-intercept-value="0" chart:regression-period="2" loext:regression-extrapolate-forward="2" loext:regression-extrapolate-backward="2" chart:regression-type="linear"/>
      <style:graphic-properties svg:stroke-color="#579d1c"/>
    </style:style>
    <style:style style:name="ch19" style:family="chart">
      <style:chart-properties chart:solid-type="cuboid" chart:symbol-type="named-symbol" chart:symbol-name="arrow-up" chart:symbol-width="0.25cm" chart:symbol-height="0.25cm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18.565cm" svg:height="13.164cm" xlink:href=".." xlink:type="simple" chart:class="chart:scatter" chart:style-name="ch1">
        <chart:title svg:x="1.985cm" svg:y="1.186cm" chart:style-name="ch2">
          <text:p>xm(m) для разных частот</text:p>
        </chart:title>
        <chart:legend chart:legend-position="end" svg:x="15.686cm" svg:y="4.54cm" style:legend-expansion="high" chart:style-name="ch3"/>
        <chart:plot-area chart:style-name="ch4" table:cell-range-address="Sheet1.G1:Sheet1.K8" chart:data-source-has-labels="row" svg:x="1.383cm" svg:y="3.038cm" svg:width="13.56cm" svg:height="8.711cm">
          <chart:coordinate-region svg:x="1.529cm" svg:y="3.237cm" svg:width="13.32cm" svg:height="7.865cm"/>
          <chart:axis chart:dimension="x" chart:name="primary-x" chart:style-name="ch5">
            <chart:title svg:x="7.709cm" svg:y="12.012cm" chart:style-name="ch6">
              <text:p>m, ед</text:p>
            </chart:title>
            <chart:grid chart:style-name="ch7" chart:class="major"/>
          </chart:axis>
          <chart:axis chart:dimension="y" chart:name="primary-y" chart:style-name="ch8">
            <chart:title svg:x="0.452cm" svg:y="8.019cm" chart:style-name="ch9">
              <text:p>xm, мкм</text:p>
            </chart:title>
            <chart:grid chart:style-name="ch7" chart:class="major"/>
          </chart:axis>
          <chart:series chart:style-name="ch10" chart:values-cell-range-address="Sheet1.H2:Sheet1.H8" chart:label-cell-address="Sheet1.H1:Sheet1.H1" chart:class="chart:scatter">
            <chart:domain table:cell-range-address="Sheet1.G2:Sheet1.G8"/>
            <chart:regression-curve chart:style-name="ch11">
              <chart:equation chart:display-equation="true" chart:display-r-square="false" svg:x="9.675cm" svg:y="0.481cm"/>
            </chart:regression-curve>
            <chart:data-point chart:repeated="7"/>
          </chart:series>
          <chart:series chart:style-name="ch12" chart:values-cell-range-address="Sheet1.I2:Sheet1.I8" chart:label-cell-address="Sheet1.I1:Sheet1.I1" chart:class="chart:scatter">
            <chart:regression-curve chart:style-name="ch13">
              <chart:equation chart:display-equation="true" chart:display-r-square="false" svg:x="9.653cm" svg:y="1.113cm"/>
            </chart:regression-curve>
            <chart:data-point chart:repeated="7"/>
          </chart:series>
          <chart:series chart:style-name="ch14" chart:values-cell-range-address="Sheet1.J2:Sheet1.J8" chart:label-cell-address="Sheet1.J1:Sheet1.J1" chart:class="chart:scatter">
            <chart:regression-curve chart:style-name="ch15">
              <chart:equation chart:display-equation="true" chart:display-r-square="false" svg:x="9.654cm" svg:y="1.738cm"/>
            </chart:regression-curve>
            <chart:data-point chart:repeated="2"/>
            <chart:data-point chart:style-name="ch16"/>
            <chart:data-point chart:repeated="4"/>
          </chart:series>
          <chart:series chart:style-name="ch17" chart:values-cell-range-address="Sheet1.K2:Sheet1.K8" chart:label-cell-address="Sheet1.K1:Sheet1.K1" chart:class="chart:scatter">
            <chart:regression-curve chart:style-name="ch18">
              <chart:equation chart:display-equation="true" chart:display-r-square="false" svg:x="9.688cm" svg:y="2.403cm"/>
            </chart:regression-curve>
            <chart:data-point chart:repeated="2"/>
            <chart:data-point chart:style-name="ch19"/>
            <chart:data-point chart:repeated="4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f1</text:p>
                <draw:g>
                  <svg:desc>Sheet1.H1:Sheet1.H1</svg:desc>
                </draw:g>
              </table:table-cell>
              <table:table-cell office:value-type="string">
                <text:p>f2</text:p>
                <draw:g>
                  <svg:desc>Sheet1.I1:Sheet1.I1</svg:desc>
                </draw:g>
              </table:table-cell>
              <table:table-cell office:value-type="string">
                <text:p>f3</text:p>
                <draw:g>
                  <svg:desc>Sheet1.J1:Sheet1.J1</svg:desc>
                </draw:g>
              </table:table-cell>
              <table:table-cell office:value-type="string">
                <text:p>f4</text:p>
                <draw:g>
                  <svg:desc>Sheet1.K1:Sheet1.K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3">
                <text:p>-3</text:p>
                <draw:g>
                  <svg:desc>Sheet1.G2:Sheet1.G8</svg:desc>
                </draw:g>
              </table:table-cell>
              <table:table-cell office:value-type="float" office:value="1108">
                <text:p>1108</text:p>
                <draw:g>
                  <svg:desc>Sheet1.H2:Sheet1.H8</svg:desc>
                </draw:g>
              </table:table-cell>
              <table:table-cell office:value-type="float" office:value="2476">
                <text:p>2476</text:p>
                <draw:g>
                  <svg:desc>Sheet1.I2:Sheet1.I8</svg:desc>
                </draw:g>
              </table:table-cell>
              <table:table-cell office:value-type="float" office:value="NaN">
                <text:p>NaN</text:p>
                <draw:g>
                  <svg:desc>Sheet1.J2:Sheet1.J8</svg:desc>
                </draw:g>
              </table:table-cell>
              <table:table-cell office:value-type="float" office:value="NaN">
                <text:p>NaN</text:p>
                <draw:g>
                  <svg:desc>Sheet1.K2:Sheet1.K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2">
                <text:p>-2</text:p>
              </table:table-cell>
              <table:table-cell office:value-type="float" office:value="972">
                <text:p>972</text:p>
              </table:table-cell>
              <table:table-cell office:value-type="float" office:value="2220">
                <text:p>2220</text:p>
              </table:table-cell>
              <table:table-cell office:value-type="float" office:value="NaN">
                <text:p>NaN</text:p>
              </table:table-cell>
              <table:table-cell office:value-type="float" office:value="880">
                <text:p>88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1">
                <text:p>-1</text:p>
              </table:table-cell>
              <table:table-cell office:value-type="float" office:value="824">
                <text:p>824</text:p>
              </table:table-cell>
              <table:table-cell office:value-type="float" office:value="1852">
                <text:p>1852</text:p>
              </table:table-cell>
              <table:table-cell office:value-type="float" office:value="1148">
                <text:p>1148</text:p>
              </table:table-cell>
              <table:table-cell office:value-type="float" office:value="728">
                <text:p>72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660">
                <text:p>660</text:p>
              </table:table-cell>
              <table:table-cell office:value-type="float" office:value="1476">
                <text:p>1476</text:p>
              </table:table-cell>
              <table:table-cell office:value-type="float" office:value="668">
                <text:p>668</text:p>
              </table:table-cell>
              <table:table-cell office:value-type="float" office:value="548">
                <text:p>54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520">
                <text:p>520</text:p>
              </table:table-cell>
              <table:table-cell office:value-type="float" office:value="1080">
                <text:p>1080</text:p>
              </table:table-cell>
              <table:table-cell office:value-type="float" office:value="72">
                <text:p>72</text:p>
              </table:table-cell>
              <table:table-cell office:value-type="float" office:value="392">
                <text:p>39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360">
                <text:p>360</text:p>
              </table:table-cell>
              <table:table-cell office:value-type="float" office:value="684">
                <text:p>684</text:p>
              </table:table-cell>
              <table:table-cell office:value-type="float" office:value="NaN">
                <text:p>NaN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208">
                <text:p>208</text:p>
              </table:table-cell>
              <table:table-cell office:value-type="float" office:value="312">
                <text:p>3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2.2$Linux_X86_64 LibreOffice_project/454130fadb9a820d3728b86ccb63c8f359d70528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